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2pt" officeooo:paragraph-rsid="00038876" style:font-size-asian="12pt" style:font-size-complex="12pt"/>
    </style:style>
    <style:style style:name="P2" style:family="paragraph" style:parent-style-name="Standard">
      <style:text-properties style:font-name="Cantarell" fo:font-size="12pt" officeooo:paragraph-rsid="0005e619" style:font-size-asian="12pt" style:font-size-complex="12pt"/>
    </style:style>
    <style:style style:name="P3" style:family="paragraph" style:parent-style-name="Standard">
      <style:text-properties style:font-name="Cantarell" fo:font-size="10pt" officeooo:paragraph-rsid="0004ef77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03887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officeooo:paragraph-rsid="0004ef77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officeooo:paragraph-rsid="0005e619" style:font-size-asian="10pt" style:font-size-complex="10pt"/>
    </style:style>
    <style:style style:name="P7" style:family="paragraph" style:parent-style-name="Standard">
      <style:text-properties style:font-name="Cantarell" fo:font-size="10pt" officeooo:paragraph-rsid="0005e619" style:font-size-asian="10pt" style:font-size-complex="10pt"/>
    </style:style>
    <style:style style:name="P8" style:family="paragraph" style:parent-style-name="Standard">
      <style:text-properties style:font-name="Cantarell" fo:font-size="10pt" officeooo:paragraph-rsid="0007258f" style:font-size-asian="10pt" style:font-size-complex="10pt"/>
    </style:style>
    <style:style style:name="P9" style:family="paragraph" style:parent-style-name="Standard">
      <style:text-properties style:font-name="Cantarell" fo:font-size="10pt" officeooo:paragraph-rsid="0007258f" style:font-size-asian="8.75pt" style:font-size-complex="10pt"/>
    </style:style>
    <style:style style:name="P10" style:family="paragraph" style:parent-style-name="Standard" style:list-style-name="L1">
      <style:text-properties style:font-name="Cantarell" fo:font-size="12pt" officeooo:paragraph-rsid="00038876" style:font-size-asian="12pt" style:font-size-complex="12pt"/>
    </style:style>
    <style:style style:name="P11" style:family="paragraph" style:parent-style-name="Standard" style:list-style-name="L2">
      <style:text-properties style:font-name="Cantarell" fo:font-size="12pt" officeooo:paragraph-rsid="0007258f" style:font-size-asian="12pt" style:font-size-complex="12pt"/>
    </style:style>
    <style:style style:name="P12" style:family="paragraph" style:parent-style-name="Standard">
      <style:text-properties style:font-name="Cantarell" fo:font-size="10pt" officeooo:paragraph-rsid="0007258f" style:font-size-asian="8.75pt" style:font-size-complex="10pt"/>
    </style:style>
    <style:style style:name="P13" style:family="paragraph" style:parent-style-name="Standard">
      <style:text-properties style:font-name="Cantarell" fo:font-size="10pt" officeooo:rsid="000a6057" officeooo:paragraph-rsid="000a6057" style:font-size-asian="8.75pt" style:font-size-complex="10pt"/>
    </style:style>
    <style:style style:name="P14" style:family="paragraph" style:parent-style-name="Standard" style:list-style-name="L3">
      <style:text-properties style:font-name="Cantarell" fo:font-size="14pt" officeooo:rsid="000a6057" officeooo:paragraph-rsid="000a6057" style:font-size-asian="14pt" style:font-size-complex="14pt"/>
    </style:style>
    <style:style style:name="P15" style:family="paragraph" style:parent-style-name="Standard">
      <style:text-properties style:font-name="Cantarell" fo:font-size="14pt" officeooo:rsid="000a6057" officeooo:paragraph-rsid="000a6057" style:font-size-asian="14pt" style:font-size-complex="14pt"/>
    </style:style>
    <style:style style:name="P16" style:family="paragraph" style:parent-style-name="Standard">
      <style:text-properties fo:color="#0000ff" style:font-name="Cantarell" fo:font-size="12pt" officeooo:rsid="000a6057" officeooo:paragraph-rsid="000a6057" style:font-size-asian="12pt" style:font-size-complex="1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Ultrafine_20_2_20_Dots_20_3_20_Dashes" svg:stroke-color="#f10d0c" svg:stroke-linecap="round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18" svg:width="5.0161in" svg:height="0.4012in" svg:x="1.0264in" svg:y="0.0098in"><draw:text-box><text:p text:style-name="P17"><text:span text:style-name="T1">Pràctica HTTP</text:span></text:p></draw:text-box></draw:frame></text:p>
      <text:p text:style-name="Standard"/>
      <text:p text:style-name="Standard"/>
      <text:p text:style-name="Standard"/>
      <text:list xml:id="list2676658909" text:style-name="L1">
        <text:list-item>
          <text:p text:style-name="P10">Connectar-se a traves de Telnet a localhost i fer les següents peticions:</text:p>
          <text:list>
            <text:list-item>
              <text:p text:style-name="P10">HEAD a l’arrel i a /index.html</text:p>
            </text:list-item>
          </text:list>
        </text:list-item>
      </text:list>
      <text:p text:style-name="P3"/>
      <text:p text:style-name="P3">[isx2031424@i05 ~]$ telnet localhost 80</text:p>
      <text:p text:style-name="P3">Trying ::1...</text:p>
      <text:p text:style-name="P3">Connected to localhost.</text:p>
      <text:p text:style-name="P3">Escape character is '^]'.</text:p>
      <text:p text:style-name="P3">HEAD / HTTP/1.1</text:p>
      <text:p text:style-name="P3">Host: localhost</text:p>
      <text:p text:style-name="P3"/>
      <text:p text:style-name="P3">HTTP/1.1 200 OK</text:p>
      <text:p text:style-name="P3">Date: Mon, 11 Jan 2021 12:45:37 GMT</text:p>
      <text:p text:style-name="P3">Server: Apache/2.4.46 (Fedora)</text:p>
      <text:p text:style-name="P3">Last-Modified: Mon, 11 Jan 2021 12:21:27 GMT</text:p>
      <text:p text:style-name="P3">ETag: "13e-5b89ef1f192ae"</text:p>
      <text:p text:style-name="P3">Accept-Ranges: bytes</text:p>
      <text:p text:style-name="P3">Content-Length: 318</text:p>
      <text:p text:style-name="P3">Content-Type: text/html; charset=UTF-8</text:p>
      <text:p text:style-name="P3"/>
      <text:p text:style-name="P3">Connection closed by foreign host.</text:p>
      <text:p text:style-name="P3"/>
      <text:p text:style-name="P3">[isx2031424@i05 ~]$ telnet localhost 80</text:p>
      <text:p text:style-name="P3">Trying ::1...</text:p>
      <text:p text:style-name="P3">Connected to localhost.</text:p>
      <text:p text:style-name="P3">Escape character is '^]'.</text:p>
      <text:p text:style-name="P3">HEAD / HTTP/1.1</text:p>
      <text:p text:style-name="P3">Host: localhost</text:p>
      <text:p text:style-name="P3"/>
      <text:p text:style-name="P3">HTTP/1.1 200 OK</text:p>
      <text:p text:style-name="P3">Date: Mon, 11 Jan 2021 12:47:06 GMT</text:p>
      <text:p text:style-name="P3">Server: Apache/2.4.46 (Fedora)</text:p>
      <text:p text:style-name="P3">Last-Modified: Mon, 11 Jan 2021 12:21:27 GMT</text:p>
      <text:p text:style-name="P3">ETag: "13e-5b89ef1f192ae"</text:p>
      <text:p text:style-name="P3">Accept-Ranges: bytes</text:p>
      <text:p text:style-name="P3">Content-Length: 318</text:p>
      <text:p text:style-name="P3">Content-Type: text/html; charset=UTF-8</text:p>
      <text:p text:style-name="P3"/>
      <text:p text:style-name="P3">Connection closed by foreign host.</text:p>
      <text:p text:style-name="P5"/>
      <text:p text:style-name="P4"/>
      <text:list xml:id="list170704113711472" text:continue-numbering="true" text:style-name="L1">
        <text:list-item>
          <text:list>
            <text:list-item>
              <text:p text:style-name="P10">OPTIONS de l’arrel i l’index</text:p>
            </text:list-item>
          </text:list>
        </text:list-item>
      </text:list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OPTIONS / HTTP/1.0</text:p>
      <text:p text:style-name="P4"/>
      <text:p text:style-name="P4">HTTP/1.1 200 OK</text:p>
      <text:p text:style-name="P4">Date: Mon, 11 Jan 2021 12:39:09 GMT</text:p>
      <text:p text:style-name="P4">Server: Apache/2.4.46 (Fedora)</text:p>
      <text:p text:style-name="P4">Allow: POST,OPTIONS,HEAD,GET,TRACE</text:p>
      <text:p text:style-name="P4"><text:soft-page-break/>Content-Length: 0</text:p>
      <text:p text:style-name="P4">Connection: close</text:p>
      <text:p text:style-name="P4">Content-Type: text/html; charset=UTF-8</text:p>
      <text:p text:style-name="P4"/>
      <text:p text:style-name="P4">Connection closed by foreign host.</text:p>
      <text:p text:style-name="P4"/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OPTIONS /index.html HTTP/1.0</text:p>
      <text:p text:style-name="P4"/>
      <text:p text:style-name="P4">HTTP/1.1 200 OK</text:p>
      <text:p text:style-name="P4">Date: Mon, 11 Jan 2021 12:39:33 GMT</text:p>
      <text:p text:style-name="P4">Server: Apache/2.4.46 (Fedora)</text:p>
      <text:p text:style-name="P4">Allow: POST,OPTIONS,HEAD,GET,TRACE</text:p>
      <text:p text:style-name="P4">Content-Length: 0</text:p>
      <text:p text:style-name="P4">Connection: close</text:p>
      <text:p text:style-name="P4">Content-Type: text/html; charset=UTF-8</text:p>
      <text:p text:style-name="P4"/>
      <text:p text:style-name="P4">Connection closed by foreign host.</text:p>
      <text:p text:style-name="P4"/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OPTIONS /index.html HTTP/1.0</text:p>
      <text:p text:style-name="P4"/>
      <text:p text:style-name="P4">HTTP/1.1 200 OK</text:p>
      <text:p text:style-name="P4">Date: Mon, 11 Jan 2021 12:39:33 GMT</text:p>
      <text:p text:style-name="P4">Server: Apache/2.4.46 (Fedora)</text:p>
      <text:p text:style-name="P4">Allow: POST,OPTIONS,HEAD,GET,TRACE</text:p>
      <text:p text:style-name="P4">Content-Length: 0</text:p>
      <text:p text:style-name="P4">Connection: close</text:p>
      <text:p text:style-name="P4">Content-Type: text/html; charset=UTF-8</text:p>
      <text:p text:style-name="P4"/>
      <text:p text:style-name="P4">Connection closed by foreign host.</text:p>
      <text:p text:style-name="P1"/>
      <text:list xml:id="list170704085047006" text:continue-numbering="true" text:style-name="L1">
        <text:list-item>
          <text:list>
            <text:list-item>
              <text:p text:style-name="P10">GET arrel i index</text:p>
            </text:list-item>
          </text:list>
        </text:list-item>
      </text:list>
      <text:p text:style-name="P1"/>
      <text:p text:style-name="P6">[isx2031424@i05 ~]$ telnet localhost 80</text:p>
      <text:p text:style-name="P6">Trying ::1...</text:p>
      <text:p text:style-name="P6">Connected to localhost.</text:p>
      <text:p text:style-name="P6">Escape character is '^]'.</text:p>
      <text:p text:style-name="P6">GET / HTTP/1.0</text:p>
      <text:p text:style-name="P6"/>
      <text:p text:style-name="P6">HTTP/1.1 200 OK</text:p>
      <text:p text:style-name="P6">Date: Mon, 11 Jan 2021 12:35:53 GMT</text:p>
      <text:p text:style-name="P6">Server: Apache/2.4.46 (Fedora)</text:p>
      <text:p text:style-name="P6">Last-Modified: Mon, 11 Jan 2021 12:21:27 GMT</text:p>
      <text:p text:style-name="P6">ETag: "13e-5b89ef1f192ae"</text:p>
      <text:p text:style-name="P6">Accept-Ranges: bytes</text:p>
      <text:p text:style-name="P6">Content-Length: 318</text:p>
      <text:p text:style-name="P6">Connection: close</text:p>
      <text:p text:style-name="P6">Content-Type: text/html; charset=UTF-8</text:p>
      <text:p text:style-name="P6"><text:soft-page-break/></text:p>
      <text:p text:style-name="P6">&lt;html&gt;</text:p>
      <text:p text:style-name="P6"/>
      <text:p text:style-name="P6">&lt;head&gt;</text:p>
      <text:p text:style-name="P6"><text:s text:c="4"/>&lt;title&gt;Hello, world&lt;/title&gt;</text:p>
      <text:p text:style-name="P6"><text:s text:c="4"/>&lt;link rel="stylesheet" href="/style.css"&gt;</text:p>
      <text:p text:style-name="P6"><text:s text:c="4"/>&lt;script src="/script.js"&gt;&lt;/script&gt;</text:p>
      <text:p text:style-name="P6">&lt;/head&gt;</text:p>
      <text:p text:style-name="P6"/>
      <text:p text:style-name="P6">&lt;body&gt;</text:p>
      <text:p text:style-name="P6"><text:s text:c="4"/>&lt;h1&gt;Hello, world&lt;/h1&gt;</text:p>
      <text:p text:style-name="P6"/>
      <text:p text:style-name="P6"><text:s text:c="4"/>&lt;button onclick="fetchMessage()"&gt;Fetch Message&lt;/button&gt;</text:p>
      <text:p text:style-name="P6"><text:s text:c="4"/>&lt;p id="message"&gt;Click on the button to fetch the message.&lt;/p&gt;</text:p>
      <text:p text:style-name="P6">&lt;/body&gt;</text:p>
      <text:p text:style-name="P6"/>
      <text:p text:style-name="P6">&lt;/html&gt;</text:p>
      <text:p text:style-name="P6">Connection closed by foreign host.</text:p>
      <text:p text:style-name="P2"/>
      <text:p text:style-name="P7">[isx2031424@i05 ~]$ telnet localhost 80</text:p>
      <text:p text:style-name="P7">Trying ::1...</text:p>
      <text:p text:style-name="P7">Connected to localhost.</text:p>
      <text:p text:style-name="P7">Escape character is '^]'.</text:p>
      <text:p text:style-name="P7">GET /index.html HTTP/1.0</text:p>
      <text:p text:style-name="P7"/>
      <text:p text:style-name="P7">HTTP/1.1 200 OK</text:p>
      <text:p text:style-name="P7">Date: Mon, 11 Jan 2021 12:38:01 GMT</text:p>
      <text:p text:style-name="P7">Server: Apache/2.4.46 (Fedora)</text:p>
      <text:p text:style-name="P7">Last-Modified: Mon, 11 Jan 2021 12:21:27 GMT</text:p>
      <text:p text:style-name="P7">ETag: "13e-5b89ef1f192ae"</text:p>
      <text:p text:style-name="P7">Accept-Ranges: bytes</text:p>
      <text:p text:style-name="P7">Content-Length: 318</text:p>
      <text:p text:style-name="P7">Connection: close</text:p>
      <text:p text:style-name="P7">Content-Type: text/html; charset=UTF-8</text:p>
      <text:p text:style-name="P7"/>
      <text:p text:style-name="P7">&lt;html&gt;</text:p>
      <text:p text:style-name="P7"/>
      <text:p text:style-name="P7">&lt;head&gt;</text:p>
      <text:p text:style-name="P7"><text:s text:c="4"/>&lt;title&gt;Hello, world&lt;/title&gt;</text:p>
      <text:p text:style-name="P7"><text:s text:c="4"/>&lt;link rel="stylesheet" href="/style.css"&gt;</text:p>
      <text:p text:style-name="P7"><text:s text:c="4"/>&lt;script src="/script.js"&gt;&lt;/script&gt;</text:p>
      <text:p text:style-name="P7">&lt;/head&gt;</text:p>
      <text:p text:style-name="P7"/>
      <text:p text:style-name="P7">&lt;body&gt;</text:p>
      <text:p text:style-name="P7"><text:s text:c="4"/>&lt;h1&gt;Hello, world&lt;/h1&gt;</text:p>
      <text:p text:style-name="P7"/>
      <text:p text:style-name="P7"><text:s text:c="4"/>&lt;button onclick="fetchMessage()"&gt;Fetch Message&lt;/button&gt;</text:p>
      <text:p text:style-name="P7"><text:s text:c="4"/>&lt;p id="message"&gt;Click on the button to fetch the message.&lt;/p&gt;</text:p>
      <text:p text:style-name="P7">&lt;/body&gt;</text:p>
      <text:p text:style-name="P7"/>
      <text:p text:style-name="P7">&lt;/html&gt;</text:p>
      <text:p text:style-name="P7">Connection closed by foreign host.</text:p>
      <text:p text:style-name="P7"/>
      <text:p text:style-name="P7"/>
      <text:p text:style-name="P7"/>
      <text:p text:style-name="P7"/>
      <text:list xml:id="list170704377052308" text:continue-numbering="true" text:style-name="L1">
        <text:list-item>
          <text:list>
            <text:list-item>
              <text:p text:style-name="P10"><text:soft-page-break/>TRACE arrel</text:p>
            </text:list-item>
          </text:list>
        </text:list-item>
      </text:list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TRACE / HTTP/1.1</text:p>
      <text:p text:style-name="P4">Host: localhost</text:p>
      <text:p text:style-name="P4"/>
      <text:p text:style-name="P4">HTTP/1.1 200 OK</text:p>
      <text:p text:style-name="P4">Date: Mon, 11 Jan 2021 12:47:46 GMT</text:p>
      <text:p text:style-name="P4">Server: Apache/2.4.46 (Fedora)</text:p>
      <text:p text:style-name="P4">Transfer-Encoding: chunked</text:p>
      <text:p text:style-name="P4">Content-Type: message/http</text:p>
      <text:p text:style-name="P4"/>
      <text:p text:style-name="P4">25</text:p>
      <text:p text:style-name="P4">TRACE / HTTP/1.1</text:p>
      <text:p text:style-name="P4">Host: localhost</text:p>
      <text:p text:style-name="P4"/>
      <text:p text:style-name="P4"/>
      <text:p text:style-name="P4">0</text:p>
      <text:p text:style-name="P4"/>
      <text:p text:style-name="P4">Connection closed by foreign host.</text:p>
      <text:p text:style-name="P4"/>
      <text:list xml:id="list908039673" text:style-name="L2">
        <text:list-item>
          <text:p text:style-name="P11">Connectar-se a través de Telnet a la pàgina web de googlei fer:</text:p>
          <text:list>
            <text:list-item>
              <text:p text:style-name="P11">Head a l’arrel i a /index.html</text:p>
            </text:list-item>
          </text:list>
        </text:list-item>
      </text:list>
      <text:p text:style-name="P8">[isx2031424@i05 ~]$ telnet google.com 80</text:p>
      <text:p text:style-name="P8">Trying 216.58.215.142...</text:p>
      <text:p text:style-name="P8">Connected to google.com.</text:p>
      <text:p text:style-name="P8">Escape character is '^]'.</text:p>
      <text:p text:style-name="P8">HEAD / HTTP/1.1</text:p>
      <text:p text:style-name="P8">Host: google.com</text:p>
      <text:p text:style-name="P8"/>
      <text:p text:style-name="P8">HTTP/1.1 301 Moved Permanently</text:p>
      <text:p text:style-name="P8">Location: http://www.google.com/</text:p>
      <text:p text:style-name="P8">Content-Type: text/html; charset=UTF-8</text:p>
      <text:p text:style-name="P8">Date: Mon, 11 Jan 2021 12:54:44 GMT</text:p>
      <text:p text:style-name="P8">Expires: Wed, 10 Feb 2021 12:54:44 GMT</text:p>
      <text:p text:style-name="P8">Cache-Control: public, max-age=2592000</text:p>
      <text:p text:style-name="P8">Server: gws</text:p>
      <text:p text:style-name="P8">Content-Length: 219</text:p>
      <text:p text:style-name="P8">X-XSS-Protection: 0</text:p>
      <text:p text:style-name="P8">X-Frame-Options: SAMEORIGIN</text:p>
      <text:p text:style-name="P8"/>
      <text:p text:style-name="P8">HEAD /index.html HTTP/1.0</text:p>
      <text:p text:style-name="P8"/>
      <text:p text:style-name="P8">HTTP/1.0 200 OK</text:p>
      <text:p text:style-name="P8">Content-Type: text/html; charset=ISO-8859-1</text:p>
      <text:p text:style-name="P8">P3P: CP="This is not a P3P policy! See g.co/p3phelp for more info."</text:p>
      <text:p text:style-name="P8">Date: Mon, 11 Jan 2021 12:55:51 GMT</text:p>
      <text:p text:style-name="P8">Server: gws</text:p>
      <text:p text:style-name="P8">X-XSS-Protection: 0</text:p>
      <text:p text:style-name="P8">X-Frame-Options: SAMEORIGIN</text:p>
      <text:p text:style-name="P8">Expires: Mon, 11 Jan 2021 12:55:51 GMT</text:p>
      <text:p text:style-name="P8">Cache-Control: private</text:p>
      <text:p text:style-name="P8"><text:soft-page-break/>Set-Cookie: NID=206=lZBrvLxniYQnHE-ZRU5JWUnJudkM-vzwLN_rvyvJeLTMoJp_2rAhGOFs09VrRi4_1oUelssIRWN6CI9mtWzHMB4ahd4GzxYTAqVhxlt5unXXkDNSULwCQomA_meyukbCascOmZxmWMvA25CdVjCABa05N_LiDxZUhCnR4llL6dE; expires=Tue, 13-Jul-2021 12:55:51 GMT; path=/; domain=.google.com; HttpOnly</text:p>
      <text:p text:style-name="P8"/>
      <text:p text:style-name="P8">Connection closed by foreign host.</text:p>
      <text:p text:style-name="P8"/>
      <text:list xml:id="list170703940959619" text:continue-numbering="true" text:style-name="L2">
        <text:list-item>
          <text:list>
            <text:list-item>
              <text:p text:style-name="P11">OPTIONS de l’arrel i de l’index</text:p>
            </text:list-item>
          </text:list>
        </text:list-item>
      </text:list>
      <text:p text:style-name="P8">[isx2031424@i05 ~]$ telnet google.com 80</text:p>
      <text:p text:style-name="P8">Trying 172.217.17.14...</text:p>
      <text:p text:style-name="P8">Connected to google.com.</text:p>
      <text:p text:style-name="P8">Escape character is '^]'.</text:p>
      <text:p text:style-name="P8">OPTIONS / HTTP/1.1</text:p>
      <text:p text:style-name="P8">Host: google.com</text:p>
      <text:p text:style-name="P8"/>
      <text:p text:style-name="P8">HTTP/1.1 405 Method Not Allowed</text:p>
      <text:p text:style-name="P8">Allow: GET, HEAD</text:p>
      <text:p text:style-name="P8">Date: Mon, 11 Jan 2021 12:56:42 GMT</text:p>
      <text:p text:style-name="P8">Content-Type: text/html; charset=UTF-8</text:p>
      <text:p text:style-name="P8">Server: gws</text:p>
      <text:p text:style-name="P8">Content-Length: 1592</text:p>
      <text:p text:style-name="P8">X-XSS-Protection: 0</text:p>
      <text:p text:style-name="P8">X-Frame-Options: SAMEORIGIN</text:p>
      <text:p text:style-name="P8"/>
      <text:p text:style-name="P8">&lt;!DOCTYPE html&gt;</text:p>
      <text:p text:style-name="P8">&lt;html lang=en&gt;</text:p>
      <text:p text:style-name="P8"><text:s text:c="2"/>&lt;meta charset=utf-8&gt;</text:p>
      <text:p text:style-name="P8"><text:s text:c="2"/>&lt;meta name=viewport content="initial-scale=1, minimum-scale=1, width=device-width"&gt;</text:p>
      <text:p text:style-name="P8"><text:s text:c="2"/>&lt;title&gt;Error 405 (Method Not Allowed)!!1&lt;/title&gt;</text:p>
      <text:p text:style-name="P8"><text:s text:c="2"/>&lt;style&gt;</text:p>
      <text:p text:style-name="P8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8"><text:s text:c="2"/>&lt;/style&gt;</text:p>
      <text:p text:style-name="P8"><text:s text:c="2"/>&lt;a href=//www.google.com/&gt;&lt;span id=logo aria-label=Google&gt;&lt;/span&gt;&lt;/a&gt;</text:p>
      <text:p text:style-name="P8"><text:s text:c="2"/>&lt;p&gt;&lt;b&gt;405.&lt;/b&gt; &lt;ins&gt;That’s an error.&lt;/ins&gt;</text:p>
      <text:p text:style-name="P8"><text:s text:c="2"/>&lt;p&gt;The request method &lt;code&gt;OPTIONS&lt;/code&gt; is inappropriate for the URL &lt;code&gt;/&lt;/code&gt;. <text:s/>&lt;ins&gt;That’s all we know.&lt;/ins&gt;</text:p>
      <text:p text:style-name="P8">OPTIONS /index.html HTTP/1.0</text:p>
      <text:p text:style-name="P8"/>
      <text:p text:style-name="P8">HTTP/1.0 405 Method Not Allowed</text:p>
      <text:p text:style-name="P8">Allow: GET, HEAD</text:p>
      <text:p text:style-name="P8">Date: Mon, 11 Jan 2021 12:56:59 GMT</text:p>
      <text:p text:style-name="P8">Content-Type: text/html; charset=UTF-8</text:p>
      <text:p text:style-name="P8">Server: gws</text:p>
      <text:p text:style-name="P8">Content-Length: 1602</text:p>
      <text:p text:style-name="P8"><text:soft-page-break/>X-XSS-Protection: 0</text:p>
      <text:p text:style-name="P8">X-Frame-Options: SAMEORIGIN</text:p>
      <text:p text:style-name="P8"/>
      <text:p text:style-name="P8">&lt;!DOCTYPE html&gt;</text:p>
      <text:p text:style-name="P8">&lt;html lang=en&gt;</text:p>
      <text:p text:style-name="P8"><text:s text:c="2"/>&lt;meta charset=utf-8&gt;</text:p>
      <text:p text:style-name="P8"><text:s text:c="2"/>&lt;meta name=viewport content="initial-scale=1, minimum-scale=1, width=device-width"&gt;</text:p>
      <text:p text:style-name="P8"><text:s text:c="2"/>&lt;title&gt;Error 405 (Method Not Allowed)!!1&lt;/title&gt;</text:p>
      <text:p text:style-name="P8"><text:s text:c="2"/>&lt;style&gt;</text:p>
      <text:p text:style-name="P8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8"><text:s text:c="2"/>&lt;/style&gt;</text:p>
      <text:p text:style-name="P8"><text:s text:c="2"/>&lt;a href=//www.google.com/&gt;&lt;span id=logo aria-label=Google&gt;&lt;/span&gt;&lt;/a&gt;</text:p>
      <text:p text:style-name="P8"><text:s text:c="2"/>&lt;p&gt;&lt;b&gt;405.&lt;/b&gt; &lt;ins&gt;That’s an error.&lt;/ins&gt;</text:p>
      <text:p text:style-name="P8"><text:s text:c="2"/>&lt;p&gt;The request method &lt;code&gt;OPTIONS&lt;/code&gt; is inappropriate for the URL &lt;code&gt;/index.html&lt;/code&gt;. <text:s/>&lt;ins&gt;That’s all we know.&lt;/ins&gt;</text:p>
      <text:p text:style-name="P8">Connection closed by foreign host.</text:p>
      <text:list xml:id="list170703917415200" text:continue-numbering="true" text:style-name="L2">
        <text:list-item>
          <text:list>
            <text:list-item>
              <text:p text:style-name="P11">GET arrel i index</text:p>
            </text:list-item>
          </text:list>
        </text:list-item>
      </text:list>
      <text:p text:style-name="P8">[isx2031424@i05 ~]$ telnet www.google.com 80</text:p>
      <text:p text:style-name="P8">Trying 142.250.184.164...</text:p>
      <text:p text:style-name="P8">Connected to www.google.com.</text:p>
      <text:p text:style-name="P8">Escape character is '^]'.</text:p>
      <text:p text:style-name="P8">GET / HTTP/1.1</text:p>
      <text:p text:style-name="P8">Host: google.com</text:p>
      <text:p text:style-name="P8"/>
      <text:p text:style-name="P8">HTTP/1.1 301 Moved Permanently</text:p>
      <text:p text:style-name="P8">Location: http://www.google.com/</text:p>
      <text:p text:style-name="P8">Content-Type: text/html; charset=UTF-8</text:p>
      <text:p text:style-name="P8">Date: Fri, 15 Jan 2021 08:58:49 GMT</text:p>
      <text:p text:style-name="P8">Expires: Sun, 14 Feb 2021 08:58:49 GMT</text:p>
      <text:p text:style-name="P8">Cache-Control: public, max-age=2592000</text:p>
      <text:p text:style-name="P8">Server: gws</text:p>
      <text:p text:style-name="P8">Content-Length: 219</text:p>
      <text:p text:style-name="P8">X-XSS-Protection: 0</text:p>
      <text:p text:style-name="P8">X-Frame-Options: SAMEORIGIN</text:p>
      <text:p text:style-name="P8"/>
      <text:p text:style-name="P8">&lt;HTML&gt;&lt;HEAD&gt;&lt;meta http-equiv="content-type" content="text/html;charset=utf-8"&gt;</text:p>
      <text:p text:style-name="P8">&lt;TITLE&gt;301 Moved&lt;/TITLE&gt;&lt;/HEAD&gt;&lt;BODY&gt;</text:p>
      <text:p text:style-name="P8">&lt;H1&gt;301 Moved&lt;/H1&gt;</text:p>
      <text:p text:style-name="P8">The document has moved</text:p>
      <text:p text:style-name="P8">&lt;A HREF="http://www.google.com/"&gt;here&lt;/A&gt;.</text:p>
      <text:p text:style-name="P8">&lt;/BODY&gt;&lt;/HTML&gt;</text:p>
      <text:p text:style-name="P8"/>
      <text:p text:style-name="P8">[isx2031424@i05 ~]$ telnet www.google.com 80</text:p>
      <text:p text:style-name="P8">Trying 142.250.184.164...</text:p>
      <text:p text:style-name="P8"><text:soft-page-break/>Connected to www.google.com.</text:p>
      <text:p text:style-name="P8">Escape character is '^]'.</text:p>
      <text:p text:style-name="P8">GET /index.html HTTP/1.0</text:p>
      <text:p text:style-name="P8"/>
      <text:list xml:id="list170705281970831" text:continue-numbering="true" text:style-name="L2">
        <text:list-item>
          <text:list>
            <text:list-item>
              <text:p text:style-name="P11">TRACE arrel</text:p>
            </text:list-item>
          </text:list>
        </text:list-item>
      </text:list>
      <text:p text:style-name="P9">[isx2031424@i05 ~]$ telnet www.google.com 80</text:p>
      <text:p text:style-name="P9">Trying 216.58.211.228...</text:p>
      <text:p text:style-name="P9">Connected to www.google.com.</text:p>
      <text:p text:style-name="P9">Escape character is '^]'.</text:p>
      <text:p text:style-name="P9">TRACE / HTTP/1.1</text:p>
      <text:p text:style-name="P9">Host: www.google.com</text:p>
      <text:p text:style-name="P9"/>
      <text:p text:style-name="P9">HTTP/1.1 405 Method Not Allowed</text:p>
      <text:p text:style-name="P9">Content-Type: text/html; charset=UTF-8</text:p>
      <text:p text:style-name="P9">Referrer-Policy: no-referrer</text:p>
      <text:p text:style-name="P9">Content-Length: 1590</text:p>
      <text:p text:style-name="P9">Date: Fri, 15 Jan 2021 09:03:41 GMT</text:p>
      <text:p text:style-name="P9"/>
      <text:p text:style-name="P9">&lt;!DOCTYPE html&gt;</text:p>
      <text:p text:style-name="P9">&lt;html lang=en&gt;</text:p>
      <text:p text:style-name="P9"><text:s text:c="2"/>&lt;meta charset=utf-8&gt;</text:p>
      <text:p text:style-name="P9"><text:s text:c="2"/>&lt;meta name=viewport content="initial-scale=1, minimum-scale=1, width=device-width"&gt;</text:p>
      <text:p text:style-name="P9"><text:s text:c="2"/>&lt;title&gt;Error 405 (Method Not Allowed)!!1&lt;/title&gt;</text:p>
      <text:p text:style-name="P9"><text:s text:c="2"/>&lt;style&gt;</text:p>
      <text:p text:style-name="P9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9"><text:s text:c="2"/>&lt;/style&gt;</text:p>
      <text:p text:style-name="P9"><text:s text:c="2"/>&lt;a href=//www.google.com/&gt;&lt;span id=logo aria-label=Google&gt;&lt;/span&gt;&lt;/a&gt;</text:p>
      <text:p text:style-name="P9"><text:s text:c="2"/>&lt;p&gt;&lt;b&gt;405.&lt;/b&gt; &lt;ins&gt;That’s an error.&lt;/ins&gt;</text:p>
      <text:p text:style-name="P9"><text:s text:c="2"/>&lt;p&gt;The request method &lt;code&gt;TRACE&lt;/code&gt; is inappropriate for the URL &lt;code&gt;/&lt;/code&gt;. <text:s/>&lt;ins&gt;That’s all we know.&lt;/ins&gt;</text:p>
      <text:p text:style-name="P9">Connection closed by foreign hos</text:p>
      <text:list xml:id="list170703737032809" text:continue-numbering="true" text:style-name="L2">
        <text:list-item>
          <text:list>
            <text:list-item>
              <text:p text:style-name="P11">Si es pot, fer POST i DELETE</text:p>
            </text:list-item>
          </text:list>
        </text:list-item>
      </text:list>
      <text:p text:style-name="P9">[isx2031424@i05 ~]$ telnet www.google.com 80</text:p>
      <text:p text:style-name="P9">Trying 216.58.211.228...</text:p>
      <text:p text:style-name="P9">Connected to www.google.com.</text:p>
      <text:p text:style-name="P9">Escape character is '^]'.</text:p>
      <text:p text:style-name="P9">POST / HTTP/1.0</text:p>
      <text:p text:style-name="P9"/>
      <text:p text:style-name="P9">HTTP/1.0 411 Length Required</text:p>
      <text:p text:style-name="P9">Content-Type: text/html; charset=UTF-8</text:p>
      <text:p text:style-name="P9">Referrer-Policy: no-referrer</text:p>
      <text:p text:style-name="P9">Content-Length: 1564</text:p>
      <text:p text:style-name="P9">Date: Fri, 15 Jan 2021 10:29:51 GMT</text:p>
      <text:p text:style-name="P9"/>
      <text:p text:style-name="P9"><text:soft-page-break/>&lt;!DOCTYPE html&gt;</text:p>
      <text:p text:style-name="P9">&lt;html lang=en&gt;</text:p>
      <text:p text:style-name="P9"><text:s text:c="2"/>&lt;meta charset=utf-8&gt;</text:p>
      <text:p text:style-name="P9"><text:s text:c="2"/>&lt;meta name=viewport content="initial-scale=1, minimum-scale=1, width=device-width"&gt;</text:p>
      <text:p text:style-name="P9"><text:s text:c="2"/>&lt;title&gt;Error 411 (Length Required)!!1&lt;/title&gt;</text:p>
      <text:p text:style-name="P9"><text:s text:c="2"/>&lt;style&gt;</text:p>
      <text:p text:style-name="P9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9"><text:s text:c="2"/>&lt;/style&gt;</text:p>
      <text:p text:style-name="P9"><text:s text:c="2"/>&lt;a href=//www.google.com/&gt;&lt;span id=logo aria-label=Google&gt;&lt;/span&gt;&lt;/a&gt;</text:p>
      <text:p text:style-name="P9"><text:s text:c="2"/>&lt;p&gt;&lt;b&gt;411.&lt;/b&gt; &lt;ins&gt;That’s an error.&lt;/ins&gt;</text:p>
      <text:p text:style-name="P9"><text:s text:c="2"/>&lt;p&gt;POST requests require a &lt;code&gt;Content-length&lt;/code&gt; header. <text:s/>&lt;ins&gt;That’s all we know.&lt;/ins&gt;</text:p>
      <text:p text:style-name="P9"/>
      <text:p text:style-name="P9">[isx2031424@i05 ~]$ telnet www.google.com 80</text:p>
      <text:p text:style-name="P9">Trying 216.58.211.228...</text:p>
      <text:p text:style-name="P9">Connected to www.google.com.</text:p>
      <text:p text:style-name="P9">Escape character is '^]'.</text:p>
      <text:p text:style-name="P9">DELETE / HTTP/1.0</text:p>
      <text:p text:style-name="P9"/>
      <text:p text:style-name="P9">HTTP/1.0 405 Method Not Allowed</text:p>
      <text:p text:style-name="P9">Allow: GET, HEAD</text:p>
      <text:p text:style-name="P9">Date: Fri, 15 Jan 2021 10:30:14 GMT</text:p>
      <text:p text:style-name="P9">Content-Type: text/html; charset=UTF-8</text:p>
      <text:p text:style-name="P9">Server: gws</text:p>
      <text:p text:style-name="P9">Content-Length: 1591</text:p>
      <text:p text:style-name="P9">X-XSS-Protection: 0</text:p>
      <text:p text:style-name="P9">X-Frame-Options: SAMEORIGIN</text:p>
      <text:p text:style-name="P9"/>
      <text:p text:style-name="P9">&lt;!DOCTYPE html&gt;</text:p>
      <text:p text:style-name="P9">&lt;html lang=en&gt;</text:p>
      <text:p text:style-name="P9"><text:s text:c="2"/>&lt;meta charset=utf-8&gt;</text:p>
      <text:p text:style-name="P9"><text:s text:c="2"/>&lt;meta name=viewport content="initial-scale=1, minimum-scale=1, width=device-width"&gt;</text:p>
      <text:p text:style-name="P9"><text:s text:c="2"/>&lt;title&gt;Error 405 (Method Not Allowed)!!1&lt;/title&gt;</text:p>
      <text:p text:style-name="P9"><text:s text:c="2"/>&lt;style&gt;</text:p>
      <text:p text:style-name="P9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<text:soft-page-break/>{#logo{background:url(//www.google.com/images/branding/googlelogo/2x/googlelogo_color_150x54dp.png) no-repeat;-webkit-background-size:100% 100%}}#logo{display:inline-block;height:54px;width:150px}</text:p>
      <text:p text:style-name="P9"><text:s text:c="2"/>&lt;/style&gt;</text:p>
      <text:p text:style-name="P9"><text:s text:c="2"/>&lt;a href=//www.google.com/&gt;&lt;span id=logo aria-label=Google&gt;&lt;/span&gt;&lt;/a&gt;</text:p>
      <text:p text:style-name="P9"><text:s text:c="2"/>&lt;p&gt;&lt;b&gt;405.&lt;/b&gt; &lt;ins&gt;That’s an error.&lt;/ins&gt;</text:p>
      <text:p text:style-name="P9"><text:s text:c="2"/>&lt;p&gt;The request method &lt;code&gt;DELETE&lt;/code&gt; is inappropriate for the URL &lt;code&gt;/&lt;/code&gt;. <text:s/>&lt;ins&gt;That’s all we know.&lt;/ins&gt;</text:p>
      <text:p text:style-name="P9">Connection closed by foreign host.</text:p>
      <text:p text:style-name="P9"/>
      <text:list xml:id="list2809407319" text:style-name="L3">
        <text:list-item>
          <text:p text:style-name="P14">Observar les diferències entre localhost i google i citar-les.</text:p>
        </text:list-item>
      </text:list>
      <text:p text:style-name="P15"/>
      <text:p text:style-name="P16">Es pot observar que la informació que surt és diferent ja que tinc un index.html diferent.</text:p>
      <text:p text:style-name="P13"/>
      <text:p text:style-name="P13">[root@localhost ~]# telnet localhost 80</text:p>
      <text:p text:style-name="P13">Trying ::1...</text:p>
      <text:p text:style-name="P13">Connected to localhost.</text:p>
      <text:p text:style-name="P13">Escape character is '^]'.</text:p>
      <text:p text:style-name="P13">HEAD / HTTP/1.1 <text:s text:c="2"/></text:p>
      <text:p text:style-name="P13">Host: localhost</text:p>
      <text:p text:style-name="P13"/>
      <text:p text:style-name="P13">HTTP/1.1 403 Forbidden</text:p>
      <text:p text:style-name="P13">Date: Fri, 15 Jan 2021 16:04:18 GMT</text:p>
      <text:p text:style-name="P13">Server: Apache/2.4.46 (Fedora)</text:p>
      <text:p text:style-name="P13">Last-Modified: Tue, 28 Jan 2020 18:21:43 GMT</text:p>
      <text:p text:style-name="P13">ETag: "15bc-59d374bbd1bc0"</text:p>
      <text:p text:style-name="P13">Accept-Ranges: bytes</text:p>
      <text:p text:style-name="P13">Content-Length: 5564</text:p>
      <text:p text:style-name="P13">Content-Type: text/html; charset=UTF-8</text:p>
      <text:p text:style-name="P13"/>
      <text:p text:style-name="P13">[root@localhost ~]# telnet localhost 80</text:p>
      <text:p text:style-name="P13">Trying ::1...</text:p>
      <text:p text:style-name="P13">Connected to localhost.</text:p>
      <text:p text:style-name="P13">Escape character is '^]'.</text:p>
      <text:p text:style-name="P13">GET / HTTP/1.1 </text:p>
      <text:p text:style-name="P13">Host: localhost</text:p>
      <text:p text:style-name="P13"/>
      <text:p text:style-name="P13">HTTP/1.1 403 Forbidden</text:p>
      <text:p text:style-name="P13">Date: Fri, 15 Jan 2021 16:05:14 GMT</text:p>
      <text:p text:style-name="P13">Server: Apache/2.4.46 (Fedora)</text:p>
      <text:p text:style-name="P13">Last-Modified: Tue, 28 Jan 2020 18:21:43 GMT</text:p>
      <text:p text:style-name="P13">ETag: "15bc-59d374bbd1bc0"</text:p>
      <text:p text:style-name="P13">Accept-Ranges: bytes</text:p>
      <text:p text:style-name="P13">Content-Length: 5564</text:p>
      <text:p text:style-name="P13">Content-Type: text/html; charset=UTF-8</text:p>
      <text:p text:style-name="P13"/>
      <text:p text:style-name="P13">&lt;!DOCTYPE html PUBLIC "-//W3C//DTD XHTML 1.0 Strict//EN"</text:p>
      <text:p text:style-name="P13"><text:s text:c="4"/>"http://www.w3.org/TR/xhtml1/DTD/xhtml1-strict.dtd"&gt;</text:p>
      <text:p text:style-name="P13"/>
      <text:p text:style-name="P13">&lt;html xmlns="http://www.w3.org/1999/xhtml" xml:lang="en" lang="en"&gt;</text:p>
      <text:p text:style-name="P13">&lt;head&gt;</text:p>
      <text:p text:style-name="P13"><text:s text:c="2"/>&lt;title&gt;Test Page for the HTTP Server on Fedora&lt;/title&gt;</text:p>
      <text:p text:style-name="P13"><text:s text:c="2"/>&lt;meta http-equiv="Content-Type" content="text/html; charset=us-ascii" /&gt;</text:p>
      <text:p text:style-name="P13"><text:s text:c="2"/>&lt;style type="text/css"&gt;</text:p>
      <text:p text:style-name="P13"><text:s text:c="4"/>/*&lt;![CDATA[*/</text:p>
      <text:p text:style-name="P13"><text:s text:c="4"/>body {</text:p>
      <text:p text:style-name="P13"><text:soft-page-break/><text:s text:c="6"/>background-color: #fff;</text:p>
      <text:p text:style-name="P13"><text:s text:c="6"/>color: #000;</text:p>
      <text:p text:style-name="P13"><text:s text:c="6"/>font-size: 0.9em;</text:p>
      <text:p text:style-name="P13"><text:s text:c="6"/>font-family: sans-serif,helvetica;</text:p>
      <text:p text:style-name="P13"><text:s text:c="6"/>margin: 0;</text:p>
      <text:p text:style-name="P13"><text:s text:c="6"/>padding: 0;</text:p>
      <text:p text:style-name="P13"><text:s text:c="4"/>}</text:p>
      <text:p text:style-name="P13"><text:s text:c="4"/>:link {</text:p>
      <text:p text:style-name="P13"><text:s text:c="6"/>color: #c00;</text:p>
      <text:p text:style-name="P13"><text:s text:c="4"/>}</text:p>
      <text:p text:style-name="P13"><text:s text:c="4"/>:visited {</text:p>
      <text:p text:style-name="P13"><text:s text:c="6"/>color: #c00;</text:p>
      <text:p text:style-name="P13"><text:s text:c="4"/>}</text:p>
      <text:p text:style-name="P13"><text:s text:c="4"/>a:hover {</text:p>
      <text:p text:style-name="P13"><text:s text:c="6"/>color: #f50;</text:p>
      <text:p text:style-name="P13"><text:s text:c="4"/>}</text:p>
      <text:p text:style-name="P13"><text:s text:c="4"/>h1 {</text:p>
      <text:p text:style-name="P13"><text:s text:c="6"/>text-align: center;</text:p>
      <text:p text:style-name="P13"><text:s text:c="6"/>margin: 0;</text:p>
      <text:p text:style-name="P13"><text:s text:c="6"/>padding: 0.6em 2em 0.4em;</text:p>
      <text:p text:style-name="P13"><text:s text:c="6"/>background-color: #22437f;</text:p>
      <text:p text:style-name="P13"><text:s text:c="6"/>color: #fff;</text:p>
      <text:p text:style-name="P13"><text:s text:c="6"/>font-weight: normal;</text:p>
      <text:p text:style-name="P13"><text:s text:c="6"/>font-size: 1.75em;</text:p>
      <text:p text:style-name="P13"><text:s text:c="6"/>border-bottom: 2px solid #000;</text:p>
      <text:p text:style-name="P13"><text:s text:c="4"/>}</text:p>
      <text:p text:style-name="P13"><text:s text:c="4"/>h1 strong {</text:p>
      <text:p text:style-name="P13"><text:s text:c="6"/>font-weight: bold;</text:p>
      <text:p text:style-name="P13"><text:s text:c="4"/>}</text:p>
      <text:p text:style-name="P13"><text:s text:c="4"/>h2 {</text:p>
      <text:p text:style-name="P13"><text:s text:c="6"/>font-size: 1.1em;</text:p>
      <text:p text:style-name="P13"><text:s text:c="6"/>font-weight: bold;</text:p>
      <text:p text:style-name="P13"><text:s text:c="4"/>}</text:p>
      <text:p text:style-name="P13"><text:s text:c="4"/>hr {</text:p>
      <text:p text:style-name="P13"><text:s text:c="6"/>display: none;</text:p>
      <text:p text:style-name="P13"><text:s text:c="4"/>}</text:p>
      <text:p text:style-name="P13"><text:s text:c="4"/>.content {</text:p>
      <text:p text:style-name="P13"><text:s text:c="6"/>padding: 1em 5em;</text:p>
      <text:p text:style-name="P13"><text:s text:c="4"/>}</text:p>
      <text:p text:style-name="P13"><text:s text:c="4"/>.content-columns {</text:p>
      <text:p text:style-name="P13"><text:s text:c="6"/>/* Setting relative positioning allows for absolute positioning for sub-classes */</text:p>
      <text:p text:style-name="P13"><text:s text:c="6"/>position: relative;</text:p>
      <text:p text:style-name="P13"><text:s text:c="6"/>padding-top: 1em;</text:p>
      <text:p text:style-name="P13"><text:s text:c="4"/>}</text:p>
      <text:p text:style-name="P13"><text:s text:c="4"/>.content-column-left {</text:p>
      <text:p text:style-name="P13"><text:s text:c="6"/>/* Value for IE/Win; will be overwritten for other browsers */</text:p>
      <text:p text:style-name="P13"><text:s text:c="6"/>width: 47%;</text:p>
      <text:p text:style-name="P13"><text:s text:c="6"/>padding-right: 3%;</text:p>
      <text:p text:style-name="P13"><text:s text:c="6"/>float: left;</text:p>
      <text:p text:style-name="P13"><text:s text:c="6"/>padding-bottom: 2em;</text:p>
      <text:p text:style-name="P13"><text:s text:c="4"/>}</text:p>
      <text:p text:style-name="P13"><text:s text:c="4"/>.content-column-left hr {</text:p>
      <text:p text:style-name="P13"><text:s text:c="6"/>display: none;</text:p>
      <text:p text:style-name="P13"><text:s text:c="4"/>}</text:p>
      <text:p text:style-name="P13"><text:s text:c="4"/>.content-column-right {</text:p>
      <text:p text:style-name="P13"><text:s text:c="6"/>/* Values for IE/Win; will be overwritten for other browsers */</text:p>
      <text:p text:style-name="P13"><text:soft-page-break/><text:s text:c="6"/>width: 47%;</text:p>
      <text:p text:style-name="P13"><text:s text:c="6"/>padding-left: 3%;</text:p>
      <text:p text:style-name="P13"><text:s text:c="6"/>float: left;</text:p>
      <text:p text:style-name="P13"><text:s text:c="6"/>padding-bottom: 2em;</text:p>
      <text:p text:style-name="P13"><text:s text:c="4"/>}</text:p>
      <text:p text:style-name="P13"><text:s text:c="4"/>.content-columns&gt;.content-column-left, .content-columns&gt;.content-column-right {</text:p>
      <text:p text:style-name="P13"><text:s text:c="6"/>/* Non-IE/Win */</text:p>
      <text:p text:style-name="P13"><text:s text:c="4"/>}</text:p>
      <text:p text:style-name="P13"><text:s text:c="4"/>img {</text:p>
      <text:p text:style-name="P13"><text:s text:c="6"/>border: 2px solid #fff;</text:p>
      <text:p text:style-name="P13"><text:s text:c="6"/>padding: 2px;</text:p>
      <text:p text:style-name="P13"><text:s text:c="6"/>margin: 2px;</text:p>
      <text:p text:style-name="P13"><text:s text:c="4"/>}</text:p>
      <text:p text:style-name="P13"><text:s text:c="4"/>a:hover img {</text:p>
      <text:p text:style-name="P13"><text:s text:c="6"/>border: 2px solid #f50;</text:p>
      <text:p text:style-name="P13"><text:s text:c="4"/>}</text:p>
      <text:p text:style-name="P13"><text:s text:c="4"/>/*]]&gt;*/</text:p>
      <text:p text:style-name="P13"><text:s text:c="2"/>&lt;/style&gt;</text:p>
      <text:p text:style-name="P13">&lt;/head&gt;</text:p>
      <text:p text:style-name="P13"/>
      <text:p text:style-name="P13">&lt;body&gt;</text:p>
      <text:p text:style-name="P13"><text:s text:c="2"/>&lt;h1&gt;Fedora Webserver &lt;strong&gt;Test Page&lt;/strong&gt;&lt;/h1&gt;</text:p>
      <text:p text:style-name="P13"/>
      <text:p text:style-name="P13"><text:s text:c="2"/>&lt;div class="content"&gt;</text:p>
      <text:p text:style-name="P13"><text:s text:c="4"/>&lt;div class="content-middle"&gt;</text:p>
      <text:p text:style-name="P13"><text:s text:c="6"/>&lt;p&gt;This page is used to test the proper operation of the</text:p>
      <text:p text:style-name="P13"><text:s text:c="6"/>Fedora HTTP server after it has been installed. If you can</text:p>
      <text:p text:style-name="P13"><text:s text:c="6"/>read this page, it means that the web server installed at</text:p>
      <text:p text:style-name="P13"><text:s text:c="6"/>this site is working properly, but has not yet been</text:p>
      <text:p text:style-name="P13"><text:s text:c="6"/>configured.&lt;/p&gt;</text:p>
      <text:p text:style-name="P13"><text:s text:c="4"/>&lt;/div&gt;</text:p>
      <text:p text:style-name="P13"><text:s text:c="4"/>&lt;hr /&gt;</text:p>
      <text:p text:style-name="P13"/>
      <text:p text:style-name="P13"><text:s text:c="4"/>&lt;div class="content-columns"&gt;</text:p>
      <text:p text:style-name="P13"><text:s text:c="6"/>&lt;div class="content-column-left"&gt;</text:p>
      <text:p text:style-name="P13"><text:s text:c="8"/>&lt;h2&gt;If you are a member of the general public:&lt;/h2&gt;</text:p>
      <text:p text:style-name="P13"/>
      <text:p text:style-name="P13"><text:s text:c="8"/>&lt;p&gt;The fact that you are seeing this page indicates that</text:p>
      <text:p text:style-name="P13"><text:s text:c="8"/>the website you just visited is either experiencing</text:p>
      <text:p text:style-name="P13"><text:s text:c="8"/>problems or undergoing routine maintenance.&lt;/p&gt;</text:p>
      <text:p text:style-name="P13"/>
      <text:p text:style-name="P13"><text:s text:c="8"/>&lt;p&gt;If you would like to let the administrators of this</text:p>
      <text:p text:style-name="P13"><text:s text:c="8"/>website know that you've seen this page instead of the page</text:p>
      <text:p text:style-name="P13"><text:s text:c="8"/>you expected, you should send them e-mail. In general, mail</text:p>
      <text:p text:style-name="P13"><text:s text:c="8"/>sent to the name "webmaster" and directed to the website's</text:p>
      <text:p text:style-name="P13"><text:s text:c="8"/>domain should reach the appropriate person.&lt;/p&gt;</text:p>
      <text:p text:style-name="P13"/>
      <text:p text:style-name="P13"><text:s text:c="8"/>&lt;p&gt;For example, if you experienced problems while visiting</text:p>
      <text:p text:style-name="P13"><text:s text:c="8"/>www.example.com, you should send e-mail to "webmaster@example.com".&lt;/p&gt;</text:p>
      <text:p text:style-name="P13"/>
      <text:p text:style-name="P13"><text:s text:c="8"/>&lt;p&gt;Fedora is a distribution of Linux, a popular computer</text:p>
      <text:p text:style-name="P13"><text:s text:c="8"/>operating system. It is commonly used by hosting companies</text:p>
      <text:p text:style-name="P13"><text:s text:c="8"/>because it is free, and includes free web server software.</text:p>
      <text:p text:style-name="P13"><text:s text:c="8"/>Many times, they do not set up their web server correctly,</text:p>
      <text:p text:style-name="P13"><text:s text:c="8"/>and it displays this "test page" instead of the expected</text:p>
      <text:p text:style-name="P13"><text:s text:c="8"/>website.&lt;/p&gt;</text:p>
      <text:p text:style-name="P13"><text:soft-page-break/></text:p>
      <text:p text:style-name="P13"><text:s text:c="8"/>&lt;p&gt;Accordingly, please keep these facts in mind:&lt;/p&gt;</text:p>
      <text:p text:style-name="P13"/>
      <text:p text:style-name="P13"><text:s text:c="8"/>&lt;ul&gt;</text:p>
      <text:p text:style-name="P13"><text:s text:c="10"/>&lt;li&gt;Neither the Fedora Project or Red Hat has any</text:p>
      <text:p text:style-name="P13"><text:s text:c="10"/>affiliation with any website or content hosted from this</text:p>
      <text:p text:style-name="P13"><text:s text:c="10"/>server (unless otherwise explicitly stated).&lt;/li&gt;</text:p>
      <text:p text:style-name="P13"/>
      <text:p text:style-name="P13"><text:s text:c="10"/>&lt;li&gt;Neither the Fedora Project or Red Hat has "hacked"</text:p>
      <text:p text:style-name="P13"><text:s text:c="10"/>this webserver, this test page is an included component</text:p>
      <text:p text:style-name="P13"><text:s text:c="10"/>of the Fedora webserver software.&lt;/li&gt;</text:p>
      <text:p text:style-name="P13"><text:s text:c="8"/>&lt;/ul&gt;</text:p>
      <text:p text:style-name="P13"/>
      <text:p text:style-name="P13"><text:s text:c="8"/>&lt;p&gt;For more information about Fedora, please visit the</text:p>
      <text:p text:style-name="P13"><text:s text:c="8"/>&lt;a href="https://getfedora.org/"&gt;Fedora Project website&lt;/a&gt;.&lt;/p&gt;</text:p>
      <text:p text:style-name="P13"><text:s text:c="8"/>&lt;hr /&gt;</text:p>
      <text:p text:style-name="P13"><text:s text:c="6"/>&lt;/div&gt;</text:p>
      <text:p text:style-name="P13"/>
      <text:p text:style-name="P13"><text:s text:c="6"/>&lt;div class="content-column-right"&gt;</text:p>
      <text:p text:style-name="P13"><text:s text:c="8"/>&lt;h2&gt;If you are the website administrator:&lt;/h2&gt;</text:p>
      <text:p text:style-name="P13"/>
      <text:p text:style-name="P13"><text:s text:c="8"/>&lt;p&gt;You may now add content to the webroot directory. Note</text:p>
      <text:p text:style-name="P13"><text:s text:c="8"/>that until you do so, people visiting your website will see</text:p>
      <text:p text:style-name="P13"><text:s text:c="8"/>this page, and not your content.&lt;/p&gt;</text:p>
      <text:p text:style-name="P13"/>
      <text:p text:style-name="P13"><text:s text:c="8"/>&lt;p&gt;For systems using</text:p>
      <text:p text:style-name="P13"><text:s text:c="8"/>&lt;a href="https://docs.fedoraproject.org/en-US/quick-docs/getting-started-with-apache-http-server/index.html"&gt; &lt;strong&gt;Apache Webserver&lt;/strong&gt;&lt;/a&gt;:</text:p>
      <text:p text:style-name="P13"><text:s text:c="8"/>You may now add content to the directory &lt;code&gt;/var/www/html/&lt;/code&gt;.</text:p>
      <text:p text:style-name="P13"><text:s text:c="8"/>Note that until you do so, people visiting your website will see</text:p>
      <text:p text:style-name="P13"><text:s text:c="8"/>this page, and not your content. To prevent this page from</text:p>
      <text:p text:style-name="P13"><text:s text:c="8"/>ever being used, follow the instructions in the file</text:p>
      <text:p text:style-name="P13"><text:s text:c="8"/>&lt;code&gt;/etc/httpd/conf.d/welcome.conf&lt;/code&gt;.&lt;/p&gt;</text:p>
      <text:p text:style-name="P13"/>
      <text:p text:style-name="P13"><text:s text:c="8"/>&lt;p&gt;For systems using</text:p>
      <text:p text:style-name="P13"><text:s text:c="8"/>&lt;a href="https://fedoraproject.org/wiki/Nginx"&gt;&lt;strong&gt;Nginx&lt;/strong&gt;&lt;/a&gt;:</text:p>
      <text:p text:style-name="P13"><text:s text:c="8"/>You should now put your content in a location of your</text:p>
      <text:p text:style-name="P13"><text:s text:c="8"/>choice and edit the &lt;code&gt;root&lt;/code&gt; configuration directive</text:p>
      <text:p text:style-name="P13"><text:s text:c="8"/>in the &lt;strong&gt;nginx&lt;/strong&gt; configuration file</text:p>
      <text:p text:style-name="P13"><text:s text:c="8"/>&lt;code&gt;/etc/nginx/nginx.conf&lt;/code&gt;.&lt;/p&gt;</text:p>
      <text:p text:style-name="P13"><text:s text:c="6"/>&lt;/div&gt;</text:p>
      <text:p text:style-name="P13"/>
      <text:p text:style-name="P13"><text:s text:c="6"/>&lt;div class="logos"&gt;</text:p>
      <text:p text:style-name="P13"><text:s text:c="8"/>&lt;a href="https://getfedora.org/"&gt;&lt;img src= "/icons/poweredby.png" alt="[ Powered by Fedora ]" /&gt;&lt;/a&gt; &lt;!-- Fedora --&gt;</text:p>
      <text:p text:style-name="P13"><text:s text:c="8"/>&lt;img src="poweredby.png" /&gt;&lt;/a&gt; &lt;!-- webserver --&gt;</text:p>
      <text:p text:style-name="P13"><text:s text:c="6"/>&lt;/div&gt;</text:p>
      <text:p text:style-name="P13"><text:s text:c="4"/>&lt;/div&gt;</text:p>
      <text:p text:style-name="P13"><text:s text:c="2"/>&lt;/div&gt;</text:p>
      <text:p text:style-name="P13">&lt;/body&gt;</text:p>
      <text:p text:style-name="P13">&lt;/html&gt;</text:p>
      <text:p text:style-name="P13">Connection closed by foreign ho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3:13:14.454430659</meta:creation-date>
    <dc:date>2021-01-15T17:07:03.359389977</dc:date>
    <meta:editing-duration>PT1H44M2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2" meta:paragraph-count="505" meta:word-count="2028" meta:character-count="21496" meta:non-whitespace-character-count="18948"/>
  </office:meta>
</office:document-meta>
</file>